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224DCC084D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" svg:width="5.9996in" svg:height="4.713in" svg:x="0in" svg:y="0in">
        <draw:image xlink:href="Pictures/10000000000002BA00000224DCC084D2.png" xlink:type="simple" xlink:show="embed" xlink:actuate="onLoad">
          <text:p/>
        </draw:image>
      </draw:frame>
      <text:p text:style-name="P1"><draw:frame draw:style-name="fr1" draw:name="Image 1" text:anchor-type="as-char" svg:width="6in" svg:height="4.7134in" draw:z-index="1"><draw:image xlink:href="Pictures/10000000000002BA00000224DCC084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</meta:initial-creator>
    <dc:creator>aa</dc:creator>
    <meta:editing-cycles>1</meta:editing-cycles>
    <meta:creation-date>2011-04-21T14:49:00</meta:creation-date>
    <dc:date>2011-04-21T14:50:00</dc:date>
    <meta:editing-duration>PT00H00M01S</meta:editing-duration>
    <meta:generator>OpenOffice.org/3.2$Linux OpenOffice.org_project/320m19$Build-9505</meta:generator>
    <meta:document-statistic meta:table-count="0" meta:image-count="1" meta:object-count="0" meta:page-count="1" meta:paragraph-count="1" meta:word-count="0" meta:character-count="1"/>
    <meta:template xlink:type="simple" xlink:actuate="onRequest" xlink:title="Normal.dotm" xlink:href=""/>
  </office:meta>
</office:document-meta>
</file>